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62</text:p>
          </table:table-cell>
          <table:table-cell table:style-name="ACE-0" office:value-type="float" office:value="59.329999999999998">
            <text:p>59.33</text:p>
          </table:table-cell>
          <table:table-cell table:style-name="ACE-0" office:value-type="float" office:value="16.379999999999999">
            <text:p>16.38</text:p>
          </table:table-cell>
          <table:table-cell table:style-name="ACE-0" office:value-type="float" office:value="4043.3462100000002">
            <text:p>4043.3462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199999999999999">
            <text:p>30.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65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16.379999999999999">
            <text:p>16.38</text:p>
          </table:table-cell>
          <table:table-cell table:style-name="ACE-0" office:value-type="float" office:value="3823.6077">
            <text:p>3823.607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74</text:p>
          </table:table-cell>
          <table:table-cell table:style-name="ACE-0" office:value-type="float" office:value="59.359999999999999">
            <text:p>59.36</text:p>
          </table:table-cell>
          <table:table-cell table:style-name="ACE-0" office:value-type="float" office:value="16.329999999999998">
            <text:p>16.33</text:p>
          </table:table-cell>
          <table:table-cell table:style-name="ACE-0" office:value-type="float" office:value="3715.7359999999999">
            <text:p>3715.736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444</text:p>
          </table:table-cell>
          <table:table-cell table:style-name="ACE-0" office:value-type="float" office:value="59.340000000000003">
            <text:p>59.34</text:p>
          </table:table-cell>
          <table:table-cell table:style-name="ACE-0" office:value-type="float" office:value="16.440000000000001">
            <text:p>16.44</text:p>
          </table:table-cell>
          <table:table-cell table:style-name="ACE-0" office:value-type="float" office:value="4240.4840000000004">
            <text:p>4240.484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599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00000000000001">
            <text:p>16.3</text:p>
          </table:table-cell>
          <table:table-cell table:style-name="ACE-0" office:value-type="float" office:value="8439.2880000000005">
            <text:p>8439.288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0.299999999999997">
            <text:p>80.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603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50000000000001">
            <text:p>16.35</text:p>
          </table:table-cell>
          <table:table-cell table:style-name="ACE-0" office:value-type="float" office:value="7290.7942000000003">
            <text:p>7290.7942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.399999999999999">
            <text:p>61.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631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2">
            <text:p>16.32</text:p>
          </table:table-cell>
          <table:table-cell table:style-name="ACE-0" office:value-type="float" office:value="8930.2083999999995">
            <text:p>8930.2084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2.799999999999997">
            <text:p>92.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986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16.190000000000001">
            <text:p>16.19</text:p>
          </table:table-cell>
          <table:table-cell table:style-name="ACE-0" office:value-type="float" office:value="5578.7894999999999">
            <text:p>5578.789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995</text:p>
          </table:table-cell>
          <table:table-cell table:style-name="ACE-0" office:value-type="float" office:value="59.18">
            <text:p>59.18</text:p>
          </table:table-cell>
          <table:table-cell table:style-name="ACE-0" office:value-type="float" office:value="16.239999999999998">
            <text:p>16.24</text:p>
          </table:table-cell>
          <table:table-cell table:style-name="ACE-0" office:value-type="float" office:value="6681.6981599999999">
            <text:p>6681.69816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5">
            <text:p>4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</text:p>
          </table:table-cell>
          <table:table-cell table:number-columns-repeated="240" table:style-name="ACE-0"/>
        </table:table-row>
        <table:table-row table:style-name="AROW-1" table:number-rows-repeated="60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4">
          <gnm:selection gnm:start-col="0" gnm:start-row="4" gnm:end-col="0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6:17:2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